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ExchangeHelper.setScriptExchangeProcessorEndpoint( ScriptExchangeProcessorEndpoint 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xchangeHelper.sendExchange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xchangeHelper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xchangeHelper.failExchange( MessageExchange exchange , 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xchangeHelper.doneExchange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xchangeHelper.sendSyncExchange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xchangeHelper.getExchang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xchangeHelper.get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